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d945" officeooo:paragraph-rsid="0016d9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ing three address statements for a given expression working for all arithmetic operat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3:42:21.929186632</meta:creation-date>
    <dc:date>2018-04-03T23:43:41.532234522</dc:date>
    <meta:editing-duration>P0D</meta:editing-duration>
    <meta:editing-cycles>1</meta:editing-cycles>
    <meta:document-statistic meta:table-count="0" meta:image-count="0" meta:object-count="0" meta:page-count="1" meta:paragraph-count="1" meta:word-count="13" meta:character-count="96" meta:non-whitespace-character-count="84"/>
    <meta:generator>LibreOffice/4.2.8.2$Linux_X86_64 LibreOffice_project/420m0$Build-2</meta:generator>
  </office:meta>
</office:document-meta>
</file>